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16726b" officeooo:paragraph-rsid="06064660"/>
    </style:style>
    <style:style style:name="P4" style:family="paragraph" style:parent-style-name="Text_20_body">
      <style:text-properties officeooo:rsid="051857fb" officeooo:paragraph-rsid="06064660"/>
    </style:style>
    <style:style style:name="P5" style:family="paragraph" style:parent-style-name="Text_20_body">
      <style:text-properties officeooo:paragraph-rsid="060f2395"/>
    </style:style>
    <style:style style:name="P6" style:family="paragraph" style:parent-style-name="Text_20_body">
      <style:text-properties officeooo:paragraph-rsid="062c4cf1"/>
    </style:style>
    <style:style style:name="P7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13f8ba" style:font-weight-asian="normal" style:font-name-complex="David CLM" style:font-weight-complex="normal"/>
    </style:style>
    <style:style style:name="P8" style:family="paragraph" style:parent-style-name="Text_20_body">
      <style:text-properties officeooo:rsid="062fc1c9" officeooo:paragraph-rsid="062fc1c9"/>
    </style:style>
    <style:style style:name="P9" style:family="paragraph" style:parent-style-name="Text_20_body">
      <style:text-properties officeooo:paragraph-rsid="0636fda9"/>
    </style:style>
    <style:style style:name="P10" style:family="paragraph" style:parent-style-name="Text_20_body">
      <style:text-properties officeooo:rsid="06491f85" officeooo:paragraph-rsid="06491f85"/>
    </style:style>
    <style:style style:name="P11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12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3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P14" style:family="paragraph" style:parent-style-name="Heading_20_2">
      <style:text-properties officeooo:paragraph-rsid="06064660"/>
    </style:style>
    <style:style style:name="P15" style:family="paragraph" style:parent-style-name="Heading_20_2">
      <style:text-properties officeooo:paragraph-rsid="060e01c3"/>
    </style:style>
    <style:style style:name="P16" style:family="paragraph" style:parent-style-name="Heading_20_2">
      <style:paragraph-properties fo:line-height="100%"/>
      <style:text-properties officeooo:paragraph-rsid="05e25695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19" style:family="paragraph" style:parent-style-name="Text_20_body">
      <style:paragraph-properties style:writing-mode="rl-tb"/>
      <style:text-properties officeooo:paragraph-rsid="064235cb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1fec76" officeooo:paragraph-rsid="06064660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4aa17e" officeooo:paragraph-rsid="064aa17e"/>
    </style:style>
    <style:style style:name="P22" style:family="paragraph" style:parent-style-name="Heading_20_1">
      <style:paragraph-properties fo:line-height="100%"/>
      <style:text-properties officeooo:paragraph-rsid="04af6545"/>
    </style:style>
    <style:style style:name="P23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24" style:family="paragraph" style:parent-style-name="Heading_20_2">
      <style:paragraph-properties fo:line-height="100%"/>
      <style:text-properties style:font-name="David CLM" fo:language="en" fo:country="US" style:text-underline-style="none" fo:font-weight="normal" officeooo:rsid="05f8e71a" officeooo:paragraph-rsid="064f9660" style:font-weight-asian="normal" style:font-name-complex="David CLM" style:font-weight-complex="normal"/>
    </style:style>
    <style:style style:name="P25" style:family="paragraph" style:parent-style-name="Heading_20_2">
      <style:text-properties officeooo:paragraph-rsid="064f9660"/>
    </style:style>
    <style:style style:name="P26" style:family="paragraph" style:parent-style-name="Heading_20_2">
      <style:text-properties officeooo:paragraph-rsid="065291a9"/>
    </style:style>
    <style:style style:name="P27" style:family="paragraph" style:parent-style-name="Heading_20_2">
      <style:paragraph-properties fo:line-height="100%"/>
      <style:text-properties officeooo:paragraph-rsid="06546973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29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P30" style:family="paragraph" style:parent-style-name="Text_20_body">
      <style:paragraph-properties fo:line-height="100%"/>
      <style:text-properties officeooo:rsid="04af6545" officeooo:paragraph-rsid="061be8f6"/>
    </style:style>
    <style:style style:name="P31" style:family="paragraph" style:parent-style-name="Text_20_body">
      <style:text-properties style:font-name="David" fo:language="en" fo:country="US" style:text-underline-style="none" fo:font-weight="normal" officeooo:rsid="061f944d" officeooo:paragraph-rsid="065291a9" style:font-weight-asian="normal" style:font-name-complex="David CLM" style:font-weight-complex="normal"/>
    </style:style>
    <style:style style:name="P32" style:family="paragraph" style:parent-style-name="Text_20_body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33" style:family="paragraph" style:parent-style-name="Text_20_body">
      <style:text-properties officeooo:rsid="05a5313d" officeooo:paragraph-rsid="064f9660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5d32eff" officeooo:paragraph-rsid="064f9660"/>
    </style:style>
    <style:style style:name="P35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64f9660"/>
    </style:style>
    <style:style style:name="P36" style:family="paragraph" style:parent-style-name="Text_20_body">
      <style:text-properties officeooo:paragraph-rsid="064f9660"/>
    </style:style>
    <style:style style:name="P37" style:family="paragraph" style:parent-style-name="Text_20_body">
      <style:text-properties officeooo:paragraph-rsid="065291a9"/>
    </style:style>
    <style:style style:name="P38" style:family="paragraph" style:parent-style-name="Text_20_body">
      <style:text-properties officeooo:rsid="06491f85" officeooo:paragraph-rsid="06546973"/>
    </style:style>
    <style:style style:name="P39" style:family="paragraph" style:parent-style-name="Text_20_body">
      <style:text-properties officeooo:paragraph-rsid="06546973"/>
    </style:style>
    <style:style style:name="P40" style:family="paragraph" style:parent-style-name="Text_20_body">
      <style:paragraph-properties style:writing-mode="rl-tb"/>
      <style:text-properties officeooo:paragraph-rsid="06546973"/>
    </style:style>
    <style:style style:name="P41" style:family="paragraph" style:parent-style-name="Text_20_body">
      <style:text-properties officeooo:paragraph-rsid="065849ba"/>
    </style:style>
    <style:style style:name="P42" style:family="paragraph" style:parent-style-name="Text_20_body">
      <style:text-properties officeooo:rsid="062c4cf1" officeooo:paragraph-rsid="062c4cf1"/>
    </style:style>
    <style:style style:name="P43" style:family="paragraph" style:parent-style-name="Text_20_body">
      <style:text-properties officeooo:rsid="062dc3cb" officeooo:paragraph-rsid="065849ba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a1cfed" style:font-style-asian="italic" style:font-style-complex="italic"/>
    </style:style>
    <style:style style:name="T6" style:family="text">
      <style:text-properties fo:font-style="italic" officeooo:rsid="05c8440b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bff72a"/>
    </style:style>
    <style:style style:name="T11" style:family="text">
      <style:text-properties officeooo:rsid="05c2e3e8"/>
    </style:style>
    <style:style style:name="T12" style:family="text">
      <style:text-properties officeooo:rsid="05c4120a"/>
    </style:style>
    <style:style style:name="T13" style:family="text">
      <style:text-properties officeooo:rsid="05c725fd"/>
    </style:style>
    <style:style style:name="T14" style:family="text">
      <style:text-properties officeooo:rsid="05c8ef1f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5139ee2" style:font-size-asian="8pt" style:font-size-complex="8pt"/>
    </style:style>
    <style:style style:name="T17" style:family="text">
      <style:text-properties style:font-name="Monospace" style:font-size-asian="10.5pt" style:font-name-complex="David CLM1" style:font-weight-complex="normal"/>
    </style:style>
    <style:style style:name="T18" style:family="text">
      <style:text-properties style:font-name="Monospace" officeooo:rsid="05d848fb" style:font-size-asian="10.5pt" style:font-name-complex="David CLM1" style:font-weight-complex="normal"/>
    </style:style>
    <style:style style:name="T19" style:family="text">
      <style:text-properties style:font-name="Monospace" officeooo:rsid="05dee598" style:font-size-asian="10.5pt" style:font-name-complex="David CLM1" style:font-weight-complex="normal"/>
    </style:style>
    <style:style style:name="T20" style:family="text">
      <style:text-properties style:font-name="Monospace" officeooo:rsid="05ef12cf" style:font-size-asian="10.5pt" style:font-name-complex="David CLM1" style:font-weight-complex="normal"/>
    </style:style>
    <style:style style:name="T21" style:family="text">
      <style:text-properties style:font-name="Monospace" officeooo:rsid="05f0cd0c" style:font-size-asian="10.5pt" style:font-name-complex="David CLM1" style:font-weight-complex="normal"/>
    </style:style>
    <style:style style:name="T22" style:family="text">
      <style:text-properties style:font-name="Monospace" officeooo:rsid="062fc1c9" style:font-size-asian="10.5pt" style:font-name-complex="David CLM1" style:font-weight-complex="normal"/>
    </style:style>
    <style:style style:name="T23" style:family="text">
      <style:text-properties style:font-name="Monospace" officeooo:rsid="06316661" style:font-size-asian="10.5pt" style:font-name-complex="David CLM1" style:font-weight-complex="normal"/>
    </style:style>
    <style:style style:name="T24" style:family="text">
      <style:text-properties style:font-name="Monospace" officeooo:rsid="0639a514" style:font-size-asian="10.5pt" style:font-name-complex="David CLM1" style:font-weight-complex="normal"/>
    </style:style>
    <style:style style:name="T25" style:family="text">
      <style:text-properties style:font-name="Monospace" officeooo:rsid="063f3985" style:font-size-asian="10.5pt" style:font-name-complex="David CLM1" style:font-weight-complex="normal"/>
    </style:style>
    <style:style style:name="T26" style:family="text">
      <style:text-properties style:font-name="Monospace" officeooo:rsid="064235cb" style:font-size-asian="10.5pt" style:font-name-complex="David CLM1" style:font-weight-complex="normal"/>
    </style:style>
    <style:style style:name="T27" style:family="text">
      <style:text-properties style:font-name="Monospace" officeooo:rsid="06491f85" style:font-size-asian="10.5pt" style:font-name-complex="David CLM1" style:font-weight-complex="normal"/>
    </style:style>
    <style:style style:name="T28" style:family="text">
      <style:text-properties style:font-name="Monospace" officeooo:rsid="064943bd" style:font-size-asian="10.5pt" style:font-name-complex="David CLM1" style:font-weight-complex="normal"/>
    </style:style>
    <style:style style:name="T29" style:family="text">
      <style:text-properties style:font-name="Monospace" officeooo:rsid="05eeff6a" style:font-size-asian="10.5pt" style:font-name-complex="David CLM1" style:font-weight-complex="normal"/>
    </style:style>
    <style:style style:name="T30" style:family="text">
      <style:text-properties style:font-name="Monospace" fo:language="en" fo:country="US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64773e3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6491f85" style:font-size-asian="10.5pt" style:font-name-complex="David CLM1" style:font-weight-complex="normal"/>
    </style:style>
    <style:style style:name="T33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34" style:family="text">
      <style:text-properties style:font-name="Monospace" fo:language="en" fo:country="US" officeooo:rsid="065560e3" style:font-size-asian="10.5pt" style:font-name-complex="David CLM1" style:font-weight-complex="normal"/>
    </style:style>
    <style:style style:name="T35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36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37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38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39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40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41" style:family="text">
      <style:text-properties officeooo:rsid="04af6545"/>
    </style:style>
    <style:style style:name="T42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43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4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5" style:family="text">
      <style:text-properties fo:color="#000000" loext:opacity="100%"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6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7" style:family="text">
      <style:text-properties fo:color="#000000" loext:opacity="100%"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8" style:family="text">
      <style:text-properties officeooo:rsid="05bfa8bb"/>
    </style:style>
    <style:style style:name="T49" style:family="text">
      <style:text-properties officeooo:rsid="05db7b22"/>
    </style:style>
    <style:style style:name="T50" style:family="text">
      <style:text-properties officeooo:rsid="05707a8f"/>
    </style:style>
    <style:style style:name="T51" style:family="text">
      <style:text-properties officeooo:rsid="059ef6f6"/>
    </style:style>
    <style:style style:name="T52" style:family="text">
      <style:text-properties fo:language="en" fo:country="US" officeooo:rsid="060e01c3"/>
    </style:style>
    <style:style style:name="T53" style:family="text">
      <style:text-properties fo:language="en" fo:country="US" officeooo:rsid="064235cb"/>
    </style:style>
    <style:style style:name="T54" style:family="text">
      <style:text-properties fo:language="en" fo:country="US" officeooo:rsid="06438043"/>
    </style:style>
    <style:style style:name="T55" style:family="text">
      <style:text-properties fo:language="en" fo:country="US" officeooo:rsid="06467d92"/>
    </style:style>
    <style:style style:name="T56" style:family="text">
      <style:text-properties fo:language="en" fo:country="US" officeooo:rsid="06491f85"/>
    </style:style>
    <style:style style:name="T57" style:family="text">
      <style:text-properties fo:language="en" fo:country="US" officeooo:rsid="064f9660"/>
    </style:style>
    <style:style style:name="T58" style:family="text">
      <style:text-properties officeooo:rsid="05180aee"/>
    </style:style>
    <style:style style:name="T59" style:family="text">
      <style:text-properties officeooo:rsid="051fec76"/>
    </style:style>
    <style:style style:name="T60" style:family="text">
      <style:text-properties officeooo:rsid="0518a5f0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style="italic" style:font-style-asian="italic" style:font-style-complex="italic"/>
    </style:style>
    <style:style style:name="T63" style:family="text">
      <style:text-properties style:text-position="sub 58%" officeooo:rsid="051fec76"/>
    </style:style>
    <style:style style:name="T64" style:family="text">
      <style:text-properties style:text-position="sub 58%" officeooo:rsid="052623dc"/>
    </style:style>
    <style:style style:name="T65" style:family="text">
      <style:text-properties style:text-position="sub 58%" fo:language="en" fo:country="US"/>
    </style:style>
    <style:style style:name="T66" style:family="text">
      <style:text-properties style:text-position="0% 100%"/>
    </style:style>
    <style:style style:name="T67" style:family="text">
      <style:text-properties style:text-position="0% 100%" officeooo:rsid="0518a5f0"/>
    </style:style>
    <style:style style:name="T68" style:family="text">
      <style:text-properties style:text-position="0% 100%" fo:font-style="italic" style:font-style-asian="italic" style:font-style-complex="italic"/>
    </style:style>
    <style:style style:name="T69" style:family="text">
      <style:text-properties style:text-position="0% 100%" officeooo:rsid="052623dc"/>
    </style:style>
    <style:style style:name="T70" style:family="text">
      <style:text-properties style:text-position="0% 100%" officeooo:rsid="0526c858"/>
    </style:style>
    <style:style style:name="T71" style:family="text">
      <style:text-properties style:text-position="0% 100%" officeooo:rsid="051fec76"/>
    </style:style>
    <style:style style:name="T72" style:family="text">
      <style:text-properties style:text-position="0% 100%" officeooo:rsid="05961008"/>
    </style:style>
    <style:style style:name="T73" style:family="text">
      <style:text-properties style:text-position="0% 100%" fo:language="en" fo:country="US"/>
    </style:style>
    <style:style style:name="T74" style:family="text">
      <style:text-properties style:text-position="0% 100%" fo:language="en" fo:country="US" officeooo:rsid="06120dab"/>
    </style:style>
    <style:style style:name="T75" style:family="text">
      <style:text-properties style:text-position="0% 100%" officeooo:rsid="0595a984"/>
    </style:style>
    <style:style style:name="T76" style:family="text">
      <style:text-properties officeooo:rsid="06064660"/>
    </style:style>
    <style:style style:name="T77" style:family="text">
      <style:text-properties officeooo:rsid="060f2395"/>
    </style:style>
    <style:style style:name="T78" style:family="text">
      <style:text-properties officeooo:rsid="0615593d"/>
    </style:style>
    <style:style style:name="T79" style:family="text">
      <style:text-properties officeooo:rsid="0616b39f"/>
    </style:style>
    <style:style style:name="T80" style:family="text">
      <style:text-properties style:font-name="David"/>
    </style:style>
    <style:style style:name="T81" style:family="text">
      <style:text-properties style:font-name="David" officeooo:rsid="06407c16"/>
    </style:style>
    <style:style style:name="T82" style:family="text">
      <style:text-properties style:font-name="David" officeooo:rsid="062c4cf1" style:font-size-asian="10.5pt" style:font-name-complex="David CLM1" style:font-weight-complex="normal"/>
    </style:style>
    <style:style style:name="T83" style:family="text">
      <style:text-properties style:font-name="David" officeooo:rsid="062d5bba" style:font-size-asian="10.5pt" style:font-name-complex="David CLM1" style:font-weight-complex="normal"/>
    </style:style>
    <style:style style:name="T84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85" style:family="text">
      <style:text-properties style:font-name="David" fo:language="en" fo:country="US" officeooo:rsid="065849ba" style:font-size-asian="10.5pt" style:font-name-complex="David CLM1" style:font-weight-complex="normal"/>
    </style:style>
    <style:style style:name="T86" style:family="text">
      <style:text-properties style:font-name="David" fo:language="en" fo:country="US" officeooo:rsid="062d5bba"/>
    </style:style>
    <style:style style:name="T87" style:family="text">
      <style:text-properties style:font-name="David" fo:language="en" fo:country="US" officeooo:rsid="064f5fe1"/>
    </style:style>
    <style:style style:name="T88" style:family="text">
      <style:text-properties style:font-name="David" fo:language="en" fo:country="US" officeooo:rsid="06575cfb"/>
    </style:style>
    <style:style style:name="T89" style:family="text">
      <style:text-properties style:font-name="David" fo:language="en" fo:country="US" officeooo:rsid="065849ba"/>
    </style:style>
    <style:style style:name="T90" style:family="text">
      <style:text-properties style:font-name="David" officeooo:rsid="062c4cf1"/>
    </style:style>
    <style:style style:name="T91" style:family="text">
      <style:text-properties style:font-name="David" fo:font-weight="bold" officeooo:rsid="062c4cf1" style:font-weight-asian="bold" style:font-weight-complex="bold"/>
    </style:style>
    <style:style style:name="T92" style:family="text">
      <style:text-properties style:font-name="David" officeooo:rsid="062d5bba"/>
    </style:style>
    <style:style style:name="T93" style:family="text">
      <style:text-properties style:font-name="David" officeooo:rsid="06575cfb"/>
    </style:style>
    <style:style style:name="T94" style:family="text">
      <style:text-properties style:font-size-asian="10.5pt" style:font-name-complex="David CLM1"/>
    </style:style>
    <style:style style:name="T95" style:family="text">
      <style:text-properties officeooo:rsid="062c4cf1"/>
    </style:style>
    <style:style style:name="T96" style:family="text">
      <style:text-properties officeooo:rsid="05bbc548"/>
    </style:style>
    <style:style style:name="T97" style:family="text">
      <style:text-properties officeooo:rsid="05b6d1f3"/>
    </style:style>
    <style:style style:name="T98" style:family="text">
      <style:text-properties officeooo:rsid="05bea3e8"/>
    </style:style>
    <style:style style:name="T99" style:family="text">
      <style:text-properties officeooo:rsid="05b94141"/>
    </style:style>
    <style:style style:name="T100" style:family="text">
      <style:text-properties officeooo:rsid="064235cb"/>
    </style:style>
    <style:style style:name="T101" style:family="text">
      <style:text-properties officeooo:rsid="06491f85"/>
    </style:style>
    <style:style style:name="T102" style:family="text">
      <style:text-properties officeooo:rsid="064c5866"/>
    </style:style>
    <style:style style:name="T103" style:family="text">
      <style:text-properties officeooo:rsid="060e01c3"/>
    </style:style>
    <style:style style:name="T104" style:family="text">
      <style:text-properties officeooo:rsid="05d32eff"/>
    </style:style>
    <style:style style:name="T105" style:family="text">
      <style:text-properties officeooo:rsid="05d1d0e9"/>
    </style:style>
    <style:style style:name="T106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107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108" style:family="text">
      <style:text-properties style:font-name="David CLM" style:text-underline-style="none" fo:font-weight="normal" officeooo:rsid="064f9660" style:font-weight-asian="normal" style:font-name-complex="David CLM" style:font-weight-complex="normal"/>
    </style:style>
    <style:style style:name="T109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110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111" style:family="text">
      <style:text-properties officeooo:rsid="05ed9798"/>
    </style:style>
    <style:style style:name="T112" style:family="text">
      <style:text-properties officeooo:rsid="05c8440b"/>
    </style:style>
    <style:style style:name="T113" style:family="text">
      <style:text-properties officeooo:rsid="05ef12cf"/>
    </style:style>
    <style:style style:name="T114" style:family="text">
      <style:text-properties officeooo:rsid="05f0cd0c"/>
    </style:style>
    <style:style style:name="T115" style:family="text">
      <style:text-properties officeooo:rsid="065291a9"/>
    </style:style>
    <style:style style:name="T116" style:family="text">
      <style:text-properties officeooo:rsid="06546973"/>
    </style:style>
    <style:style style:name="T117" style:family="text">
      <style:text-properties officeooo:rsid="06575cf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2">מטלה</text:span><text:span text:style-name="T41"> </text:span><text:span text:style-name="T3">- אלגוריתמים </text:span><text:span text:style-name="T42">מגלי-אמת</text:span></text:h>
      <text:p text:style-name="P30">‫יש לענות על שאלה אחת לבחירתכם. שאלות או סעיפים עם כוכבית‬ מזכים <text:span text:style-name="T102">בניקוד כפול.</text:span>‬</text:p>
      <text:p text:style-name="P30">‫יש להוכיח את נכונות התשובות. אפשר לכתוב אלגוריתם בפסאודו-קוד, אבל הוא צריך להיות מדוייק ‫ומפורט ברמה של שפת תיכנות.‬</text:p>
      <text:p text:style-name="P23"/>
      <text:p text:style-name="P15">שאלה <text:span text:style-name="T52">1</text:span><text:span text:style-name="T13">:</text:span> <text:span text:style-name="T9">אלגוריתם </text:span><text:span text:style-name="T44">מגלה-אמת</text:span><text:span text:style-name="T9"> </text:span><text:span text:style-name="T117">לחלוקת חדרים</text:span></text:p>
      <text:p text:style-name="P6"><text:span text:style-name="T90">נתונים n </text:span><text:span text:style-name="T93">דיירים </text:span><text:span text:style-name="T90">ו־n </text:span><text:span text:style-name="T93">חדרים</text:span><text:span text:style-name="T90">. צריך לתת </text:span><text:span text:style-name="T93">חדר </text:span><text:span text:style-name="הבחנה"><text:span text:style-name="T95">אחד בדיוק</text:span></text:span><text:span text:style-name="T90"> לכל </text:span><text:span text:style-name="T93">דייר</text:span><text:span text:style-name="T90">, כך שסכום הערכים יהיה גדול ביותר. </text:span><text:span text:style-name="T82">ה</text:span><text:span text:style-name="T90">אלגוריתם צריך להיות </text:span><text:span text:style-name="T91">מגלה אמת</text:span><text:span text:style-name="T90">.</text:span></text:p>
      <text:p text:style-name="P42"><text:span text:style-name="T80">א. הדגימו </text:span><text:span text:style-name="T92">את פעולת אלגוריתם VCG </text:span><text:span text:style-name="T86">על בעיית </text:span><text:span text:style-name="T89">חלוקת חדרים </text:span><text:span text:style-name="T86">עם שני </text:span><text:span text:style-name="T89">דיירים </text:span><text:span text:style-name="T86">ושני </text:span><text:span text:style-name="T89">חדרים</text:span><text:span text:style-name="T86">.</text:span></text:p>
      <text:p text:style-name="P41"><text:span text:style-name="T83">ב</text:span><text:span text:style-name="T90">. הדגימו </text:span><text:span text:style-name="T92">את פעולת אלגוריתם VCG </text:span><text:span text:style-name="T86">על בעיית </text:span><text:span text:style-name="T89">חלוקת חדרים </text:span><text:span text:style-name="T86">עם </text:span><text:span text:style-name="T84">שלושה</text:span><text:span text:style-name="T86"> </text:span><text:span text:style-name="T89">דיירים </text:span><text:span text:style-name="T86">ו</text:span><text:span text:style-name="T84">שלושה </text:span><text:span text:style-name="T85">חדרים</text:span><text:span text:style-name="T86">.</text:span></text:p>
      <text:p text:style-name="P43"><text:span text:style-name="T87">* </text:span><text:span text:style-name="T86">ג. </text:span><text:span text:style-name="T87">הוכיחו, שאלגוריתם VCG </text:span><text:span text:style-name="T88">לבעיית </text:span><text:span text:style-name="T89">חלוקת החדרים </text:span><text:span text:style-name="T87">נותן תמיד חלוקה ללא קנאה.</text:span></text:p>
      <text:p text:style-name="P32"/>
      <text:p text:style-name="P25">שאלה <text:span text:style-name="T57">2</text:span><text:span text:style-name="T13">:</text:span> <text:span text:style-name="T9">תיכנות – אלגוריתם </text:span><text:span text:style-name="T44">מגלה-אמת</text:span><text:span text:style-name="T9"> למציאת מסלול קל ביותר</text:span></text:p>
      <text:p text:style-name="P33">כיתבו פונקציה בפייתון, המקבלת גרף ממושקל ושני צמתים, מוצאת את המסלול <text:span text:style-name="T104">הזול </text:span>ביותר בין שני הצמתים, ומדפיסה כמה כסף צריכה לקבל כל קשת במסלול זה, בהתאם לאלגוריתם VCG:</text:p>
      <text:p text:style-name="P34">def vcg_cheapest_path(graph, source, target): ...</text:p>
      <text:p text:style-name="P36"><text:span text:style-name="T9">לצורך חישוב המסלול הקל ביותר, </text:span><text:span text:style-name="T33">השתמשו </text:span><text:span text:style-name="T9">בספרי</text:span><text:span text:style-name="T105">ה</text:span><text:span text:style-name="T9"> networkx:</text:span></text:p>
      <text:p text:style-name="P33"><text:a xlink:type="simple" xlink:href="https://networkx.github.io/documentation/stable/reference/algorithms/shortest_paths.html" text:style-name="Internet_20_link" text:visited-style-name="Visited_20_Internet_20_Link"><text:span text:style-name="T15">https://networkx.github.io/documentation/stable/reference/algorithms/shortest_paths.html</text:span></text:a><text:span text:style-name="T15"> <text:s/></text:span></text:p>
      <text:p text:style-name="P35"><text:span text:style-name="T106">כתבו בדיקות </text:span><text:span text:style-name="T108">ודוגמאות </text:span><text:span text:style-name="T106">לפונקציה שלכם בעזרת </text:span><text:span text:style-name="T109">doctest</text:span><text:span text:style-name="T110">.</text:span></text:p>
      <text:p text:style-name="P24"/>
      <text:p text:style-name="P27"><text:span text:style-name="T51">שאלה </text:span><text:span text:style-name="T116">3</text:span><text:span text:style-name="T51">:</text:span> <text:span text:style-name="T96">עידוד השתתפות</text:span></text:p>
      <text:p text:style-name="P39"><text:span text:style-name="T38">הגדרה</text:span><text:span text:style-name="T97">: אלגוריתם הוא </text:span><text:span text:style-name="T5">מעודד השתתפות </text:span><text:span text:style-name="T8">אם התועלת של כל שחקן המשתתף באלגוריתם היא לפחות 0 <text:line-break/>(אף אחד לא ניזוק מהשתתפות באלגוריתם).</text:span></text:p>
      <text:p text:style-name="P39"><text:span text:style-name="T8">נתונה בעיה כללית של החלטה בין אפשרויות שונות (כמו בעיית </text:span><text:span text:style-name="T97">"</text:span><text:span text:style-name="T24">בחירת המסעדה</text:span><text:span text:style-name="T97">"</text:span><text:span text:style-name="T8"> שהודגמה בשיעור).</text:span></text:p>
      <text:p text:style-name="P38">א. הוכיחו, שאם כל שחקן מייחס ערך לפחות אפס לכל אפשרות, אז <text:span text:style-name="T99">אלגוריתם VCG מעודד השתתפות.</text:span></text:p>
      <text:p text:style-name="P40"><text:span text:style-name="T98">* </text:span><text:span text:style-name="T101">ב</text:span><text:span text:style-name="T98">. </text:span><text:span text:style-name="T27">הוכיחו, שאם כל שחקן </text:span><text:span text:style-name="T32">i מייחס ערך לפחות אפס לאפשרות הנבחרת כשהוא לא </text:span><text:span text:style-name="T34">משפיע</text:span><text:span text:style-name="T32"> </text:span><text:span text:style-name="T55">(האפשרות </text:span><text:span text:style-name="T53">הממקסמת את סכום הערכים של </text:span><text:span text:style-name="T54">השחקנים </text:span><text:span text:style-name="T53">האחרים כאשר מתעלמים </text:span><text:span text:style-name="T31">משחקן i</text:span><text:span text:style-name="T54">), </text:span><text:span text:style-name="T56">אז </text:span><text:span text:style-name="T99">אלגוריתם VCG מעודד השתתפות.</text:span></text:p>
      <text:p text:style-name="P39"><text:span text:style-name="T101">ג</text:span>. <text:span text:style-name="T25">הוכיחו</text:span>, <text:span text:style-name="T26">שאם </text:span>התנאי <text:span text:style-name="T100">בסעיף </text:span><text:span text:style-name="T28">ב</text:span><text:span text:style-name="T100"> </text:span><text:span text:style-name="T25">אינו </text:span>מתקיים, אז אלגוריתם VCG אינו מעודד השתתפות.</text:p>
      <text:p text:style-name="P39"><text:span text:style-name="T47"/></text:p>
      <text:p text:style-name="P14"><text:soft-page-break/>שאלה <text:span text:style-name="T76">4</text:span>: <text:span text:style-name="T7">מכרזי פירסום - איכות המודעה</text:span><text:span text:style-name="T16"> (הקורס של טים, תרגילים 32, 34)</text:span></text:p>
      <text:p text:style-name="P3">בשיעור הנחנו<text:span text:style-name="T58">,</text:span> <text:span text:style-name="T58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"><text:span text:style-name="T59">א. </text:span>נניח <text:span text:style-name="T60">שלכל </text:span>מודעה <text:span text:style-name="T4">j</text:span> יש מקדם איכות <text:span text:style-name="T4">q</text:span><text:span text:style-name="T62">j</text:span><text:span text:style-name="T61">, <text:s/></text:span><text:span text:style-name="T66">והסתברות ההקלקה </text:span><text:span text:style-name="T67">כש</text:span><text:span text:style-name="T66">שמים אותה במקום </text:span><text:span text:style-name="T68">k</text:span><text:span text:style-name="T66"> היא:</text:span></text:p>
      <text:p text:style-name="P12"><text:span text:style-name="T66">r</text:span><text:span text:style-name="T63">j,</text:span><text:span text:style-name="T61">k</text:span><text:span text:style-name="T64"> </text:span><text:span text:style-name="T69"><text:s/>= </text:span><text:span text:style-name="T66">r</text:span><text:span text:style-name="T61">k</text:span><text:span text:style-name="T66">*q</text:span><text:span text:style-name="T61">j</text:span></text:p>
      <text:p text:style-name="P20"><text:span text:style-name="T66">תארו אלגוריתם המשבץ מודעות למיקומים וממקסם את סכום הערכים. </text:span><text:span text:style-name="T75">הוכיחו את נכונות האלגוריתם.</text:span></text:p>
      <text:p text:style-name="P21"><text:span text:style-name="T66">(</text:span><text:span text:style-name="T75">ש</text:span><text:span text:style-name="T66">ימו לב: עדיין לכל מפרסם </text:span><text:span text:style-name="T73">j יש ערך שונה לקליק – v</text:span><text:span text:style-name="T65">j</text:span><text:span text:style-name="T73">).</text:span></text:p>
      <text:p text:style-name="P18"><text:span text:style-name="T70">ב. </text:span><text:span text:style-name="T66">נניח שהסתברות ההקלקה של מודעה נתונה על-ידי פונקציה לא-ליניארית כלשהי:</text:span></text:p>
      <text:p text:style-name="P13"><text:span text:style-name="T66">r</text:span><text:span text:style-name="T63">j,</text:span><text:span text:style-name="T61">k</text:span><text:span text:style-name="T64"> </text:span><text:span text:style-name="T69"><text:s/>= </text:span><text:span text:style-name="T74">f(</text:span><text:span text:style-name="T66">r</text:span><text:span text:style-name="T61">k,</text:span><text:span text:style-name="T66">q</text:span><text:span text:style-name="T61">j</text:span><text:span text:style-name="T74">)</text:span></text:p>
      <text:p text:style-name="P17"><text:span text:style-name="T70">הראו דוגמה </text:span><text:span text:style-name="T66">לפונקציה </text:span><text:span text:style-name="T73">f כלשהי, </text:span><text:span text:style-name="T70">שבה </text:span><text:span text:style-name="T71">האלגוריתם </text:span><text:span text:style-name="T72">מסעיף א </text:span><text:span text:style-name="T71">לא עובד </text:span><text:span text:style-name="T70">(</text:span><text:span text:style-name="T71">לא מוצא שיבוץ הממקסם את סכום הערכים</text:span><text:span text:style-name="T70">).</text:span></text:p>
      <text:p text:style-name="P7"/>
      <text:p text:style-name="P26"><text:span text:style-name="T8">שאלה </text:span><text:span text:style-name="T115">5</text:span><text:span text:style-name="T8">: </text:span><text:span text:style-name="T46">מכרזים לא-מגלי-אמת</text:span></text:p>
      <text:p text:style-name="P37"><text:span text:style-name="T20">א</text:span><text:span text:style-name="T48">. </text:span><text:span text:style-name="T112">הצעד הראשון במכרז VCG הוא מציאת האפשרות הממקסמת את </text:span><text:span text:style-name="T6">סכום </text:span><text:span text:style-name="T112">ערכי המשתתפים. </text:span><text:span text:style-name="T113">הראו, שאם </text:span><text:span text:style-name="T20">במקום זה </text:span><text:span text:style-name="T112">מוצאים את האפשרות הממקסמת את </text:span><text:span text:style-name="T6">מכפלת </text:span><text:span text:style-name="T112">ערכי המשתתפים – המכרז </text:span><text:span text:style-name="T20">אינו </text:span><text:span text:style-name="T18">מגלה-אמת.</text:span></text:p>
      <text:p text:style-name="P37"><text:span text:style-name="T21">ב</text:span><text:span text:style-name="T14">. במכרז VCG, </text:span><text:span text:style-name="T21">תשלומי השחקנים נמסרים למנהל-המכרז. הראו, שאם תשלומי השחקנים מחולקים </text:span><text:span text:style-name="T14">שווה בשווה בין המשתתפים – המכרז </text:span><text:span text:style-name="T114">אינו </text:span><text:span text:style-name="T18">מגלה-אמת.</text:span></text:p>
      <text:p text:style-name="P31"><text:span text:style-name="T9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13T16:46:49.163000000</dc:date>
    <meta:editing-duration>P11DT23H35M35S</meta:editing-duration>
    <meta:editing-cycles>1435</meta:editing-cycles>
    <meta:document-statistic meta:table-count="0" meta:image-count="0" meta:object-count="0" meta:page-count="2" meta:paragraph-count="34" meta:word-count="445" meta:character-count="2610" meta:non-whitespace-character-count="2195"/>
  </office:meta>
</office:document-meta>
</file>